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938b" officeooo:paragraph-rsid="001b938b"/>
    </style:style>
    <style:style style:name="P2" style:family="paragraph" style:parent-style-name="Standard">
      <style:text-properties officeooo:rsid="001c7e82" officeooo:paragraph-rsid="001c7e82"/>
    </style:style>
    <style:style style:name="P3" style:family="paragraph" style:parent-style-name="Standard">
      <style:text-properties officeooo:rsid="001c7e82" officeooo:paragraph-rsid="001d0810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1b938b" officeooo:paragraph-rsid="001b938b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rsid="001b938b" officeooo:paragraph-rsid="001b938b"/>
    </style:style>
    <style:style style:name="P6" style:family="paragraph" style:parent-style-name="Standard">
      <style:text-properties officeooo:rsid="001b938b" officeooo:paragraph-rsid="001f11ad"/>
    </style:style>
    <style:style style:name="P7" style:family="paragraph" style:parent-style-name="Standard">
      <style:text-properties officeooo:rsid="001b938b" officeooo:paragraph-rsid="001c7e82"/>
    </style:style>
    <style:style style:name="P8" style:family="paragraph" style:parent-style-name="Standard">
      <style:text-properties officeooo:rsid="001e6ce6" officeooo:paragraph-rsid="001e6ce6"/>
    </style:style>
    <style:style style:name="T1" style:family="text">
      <style:text-properties officeooo:rsid="001c7e82"/>
    </style:style>
    <style:style style:name="T2" style:family="text">
      <style:text-properties officeooo:rsid="001d03c3"/>
    </style:style>
    <style:style style:name="T3" style:family="text">
      <style:text-properties officeooo:rsid="001d0810"/>
    </style:style>
    <style:style style:name="T4" style:family="text">
      <style:text-properties officeooo:rsid="001e6ce6"/>
    </style:style>
    <style:style style:name="T5" style:family="text">
      <style:text-properties officeooo:rsid="001f11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istes d’amélioration pour TER semestre 2</text:p>
      <text:p text:style-name="P4"/>
      <text:p text:style-name="P1">- Modèle basé sur ACP puis PCR (données puechabon)</text:p>
      <text:p text:style-name="P1"/>
      <text:p text:style-name="P1">- Changer modèle lm pour intégrer effet non linéaire des régresseurs. Changer choix des régresseurs avant (données puechabon)</text:p>
      <text:p text:style-name="P1"/>
      <text:p text:style-name="P8">- Pour chaque X chercher range de valeur pour les mettre sur les sliders</text:p>
      <text:p text:style-name="P6">- Rajouter les unités <text:span text:style-name="T4">+ valeurs</text:span> partout dans le site web</text:p>
      <text:p text:style-name="P1"/>
      <text:p text:style-name="P3">- Données de Shale Hills : transformer tout en numérique (espece (1,2,3,<text:span text:style-name="T3">4</text:span>), orientation(0-360°), heure (0-24)) puis lm. <text:span text:style-name="T5">Tester Ancova aussi</text:span></text:p>
      <text:p text:style-name="P7"/>
      <text:p text:style-name="P6"><text:span text:style-name="T5">- laisser les coubes (Darren)</text:span></text:p>
      <text:p text:style-name="P1"/>
      <text:p text:style-name="P1"/>
      <text:p text:style-name="P1">- <text:span text:style-name="T1">Avec le meilleur modèle : f</text:span>aire un modèle génératif : prédire valeur des trous ou pour des nouvelles données (diviser train/test)</text:p>
      <text:p text:style-name="P1"/>
      <text:p text:style-name="P2">Globalement : transformer le sap flow en mm/heure (entre 60 et 150 mm/heur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09:06:50.183000000</meta:creation-date>
    <dc:date>2018-01-09T16:56:33.799000000</dc:date>
    <meta:editing-duration>PT45M50S</meta:editing-duration>
    <meta:editing-cycles>4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9" meta:word-count="118" meta:character-count="719" meta:non-whitespace-character-count="610"/>
  </office:meta>
</office:document-meta>
</file>